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1"/>
    <style:style style:name="ce6" style:family="table-cell" style:parent-style-name="Default" style:data-style-name="N0"/>
  </office:automatic-styles>
  <office:body>
    <office:spreadsheet>
      <table:table table:name="3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G3]) + 60 * MINUTE([.AG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0M34S" calcext:value-type="time">
            <text:p>00:00:34</text:p>
          </table:table-cell>
          <table:table-cell table:formula="of:=SECOND([.C4]) + 60 * MINUTE([.C4])"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19S" calcext:value-type="time">
            <text:p>00:00:19</text:p>
          </table:table-cell>
          <table:table-cell table:formula="of:=SECOND([.I4]) + 60 * MINUTE([.I4])"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5S" calcext:value-type="time">
            <text:p>00:00:35</text:p>
          </table:table-cell>
          <table:table-cell table:formula="of:=SECOND([.O4]) + 60 * MINUTE([.O4])"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2S" calcext:value-type="time">
            <text:p>00:00:32</text:p>
          </table:table-cell>
          <table:table-cell table:formula="of:=SECOND([.U4]) + 60 * MINUTE([.U4])"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9S" calcext:value-type="time">
            <text:p>00:00:29</text:p>
          </table:table-cell>
          <table:table-cell table:formula="of:=SECOND([.AA4]) + 60 * MINUTE([.AA4])"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5S" calcext:value-type="time">
            <text:p>00:00:35</text:p>
          </table:table-cell>
          <table:table-cell table:formula="of:=SECOND([.AG4]) + 60 * MINUTE([.AG4])"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1M08S" calcext:value-type="time">
            <text:p>00:01:08</text:p>
          </table:table-cell>
          <table:table-cell table:formula="of:=SECOND([.C5]) + 60 * MINUTE([.C5])"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39S" calcext:value-type="time">
            <text:p>00:00:39</text:p>
          </table:table-cell>
          <table:table-cell table:formula="of:=SECOND([.I5]) + 60 * MINUTE([.I5])"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7S" calcext:value-type="time">
            <text:p>00:01:07</text:p>
          </table:table-cell>
          <table:table-cell table:formula="of:=SECOND([.O5]) + 60 * MINUTE([.O5])"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0S" calcext:value-type="time">
            <text:p>00:01:00</text:p>
          </table:table-cell>
          <table:table-cell table:formula="of:=SECOND([.U5]) + 60 * MINUTE([.U5])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1S" calcext:value-type="time">
            <text:p>00:01:01</text:p>
          </table:table-cell>
          <table:table-cell table:formula="of:=SECOND([.AA5]) + 60 * MINUTE([.AA5])"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3S" calcext:value-type="time">
            <text:p>00:01:13</text:p>
          </table:table-cell>
          <table:table-cell table:formula="of:=SECOND([.AG5]) + 60 * MINUTE([.AG5])"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1M45S" calcext:value-type="time">
            <text:p>00:01:45</text:p>
          </table:table-cell>
          <table:table-cell table:formula="of:=SECOND([.C6]) + 60 * MINUTE([.C6])"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00S" calcext:value-type="time">
            <text:p>00:01:00</text:p>
          </table:table-cell>
          <table:table-cell table:formula="of:=SECOND([.I6]) + 60 * MINUTE([.I6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9S" calcext:value-type="time">
            <text:p>00:01:39</text:p>
          </table:table-cell>
          <table:table-cell table:formula="of:=SECOND([.O6]) + 60 * MINUTE([.O6])"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9S" calcext:value-type="time">
            <text:p>00:01:29</text:p>
          </table:table-cell>
          <table:table-cell table:formula="of:=SECOND([.U6]) + 60 * MINUTE([.U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2S" calcext:value-type="time">
            <text:p>00:01:32</text:p>
          </table:table-cell>
          <table:table-cell table:formula="of:=SECOND([.AA6]) + 60 * MINUTE([.AA6])"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51S" calcext:value-type="time">
            <text:p>00:01:51</text:p>
          </table:table-cell>
          <table:table-cell table:formula="of:=SECOND([.AG6]) + 60 * MINUTE([.AG6])"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2M25S" calcext:value-type="time">
            <text:p>00:02:25</text:p>
          </table:table-cell>
          <table:table-cell table:formula="of:=SECOND([.C7]) + 60 * MINUTE([.C7])"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20S" calcext:value-type="time">
            <text:p>00:01:20</text:p>
          </table:table-cell>
          <table:table-cell table:formula="of:=SECOND([.I7]) + 60 * MINUTE([.I7])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16S" calcext:value-type="time">
            <text:p>00:02:16</text:p>
          </table:table-cell>
          <table:table-cell table:formula="of:=SECOND([.O7]) + 60 * MINUTE([.O7])"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8S" calcext:value-type="time">
            <text:p>00:01:58</text:p>
          </table:table-cell>
          <table:table-cell table:formula="of:=SECOND([.U7]) + 60 * MINUTE([.U7])"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04S" calcext:value-type="time">
            <text:p>00:02:04</text:p>
          </table:table-cell>
          <table:table-cell table:formula="of:=SECOND([.AA7]) + 60 * MINUTE([.AA7])"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30S" calcext:value-type="time">
            <text:p>00:02:30</text:p>
          </table:table-cell>
          <table:table-cell table:formula="of:=SECOND([.AG7]) + 60 * MINUTE([.AG7])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0H02M59S" calcext:value-type="time">
            <text:p>00:02:59</text:p>
          </table:table-cell>
          <table:table-cell table:formula="of:=SECOND([.C8]) + 60 * MINUTE([.C8])"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1M41S" calcext:value-type="time">
            <text:p>00:01:41</text:p>
          </table:table-cell>
          <table:table-cell table:formula="of:=SECOND([.I8]) + 60 * MINUTE([.I8])"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45S" calcext:value-type="time">
            <text:p>00:02:45</text:p>
          </table:table-cell>
          <table:table-cell table:formula="of:=SECOND([.O8]) + 60 * MINUTE([.O8])"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7S" calcext:value-type="time">
            <text:p>00:02:27</text:p>
          </table:table-cell>
          <table:table-cell table:formula="of:=SECOND([.U8]) + 60 * MINUTE([.U8])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time" office:time-value="PT00H02M36S" calcext:value-type="time">
            <text:p>00:02:36</text:p>
          </table:table-cell>
          <table:table-cell table:formula="of:=SECOND([.AA8]) + 60 * MINUTE([.AA8])"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time" office:time-value="PT00H03M11S" calcext:value-type="time">
            <text:p>00:03:11</text:p>
          </table:table-cell>
          <table:table-cell table:formula="of:=SECOND([.AG8]) + 60 * MINUTE([.AG8])"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0H03M36S" calcext:value-type="time">
            <text:p>00:03:36</text:p>
          </table:table-cell>
          <table:table-cell table:formula="of:=SECOND([.C9]) + 60 * MINUTE([.C9])"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01S" calcext:value-type="time">
            <text:p>00:02:01</text:p>
          </table:table-cell>
          <table:table-cell table:formula="of:=SECOND([.I9]) + 60 * MINUTE([.I9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3M19S" calcext:value-type="time">
            <text:p>00:03:19</text:p>
          </table:table-cell>
          <table:table-cell table:formula="of:=SECOND([.O9]) + 60 * MINUTE([.O9])"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57S" calcext:value-type="time">
            <text:p>00:02:57</text:p>
          </table:table-cell>
          <table:table-cell table:formula="of:=SECOND([.U9]) + 60 * MINUTE([.U9])"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3M10S" calcext:value-type="time">
            <text:p>00:03:10</text:p>
          </table:table-cell>
          <table:table-cell table:formula="of:=SECOND([.AA9]) + 60 * MINUTE([.AA9])"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0H04M16S" calcext:value-type="time">
            <text:p>00:04:16</text:p>
          </table:table-cell>
          <table:table-cell table:formula="of:=SECOND([.C10]) + 60 * MINUTE([.C10])" office:value-type="float" office:value="256" calcext:value-type="float">
            <text:p>25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2M22S" calcext:value-type="time">
            <text:p>00:02:22</text:p>
          </table:table-cell>
          <table:table-cell table:formula="of:=SECOND([.I10]) + 60 * MINUTE([.I10])"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53S" calcext:value-type="time">
            <text:p>00:03:53</text:p>
          </table:table-cell>
          <table:table-cell table:formula="of:=SECOND([.O10]) + 60 * MINUTE([.O10])" office:value-type="float" office:value="233" calcext:value-type="float">
            <text:p>2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27S" calcext:value-type="time">
            <text:p>00:03:27</text:p>
          </table:table-cell>
          <table:table-cell table:formula="of:=SECOND([.U10]) + 60 * MINUTE([.U10])"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44S" calcext:value-type="time">
            <text:p>00:03:44</text:p>
          </table:table-cell>
          <table:table-cell table:formula="of:=SECOND([.AA10]) + 60 * MINUTE([.AA10])"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0H04M54S" calcext:value-type="time">
            <text:p>00:04:54</text:p>
          </table:table-cell>
          <table:table-cell table:formula="of:=SECOND([.C11]) + 60 * MINUTE([.C11])" office:value-type="float" office:value="294" calcext:value-type="float">
            <text:p>294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2M42S" calcext:value-type="time">
            <text:p>00:02:42</text:p>
          </table:table-cell>
          <table:table-cell table:formula="of:=SECOND([.I11]) + 60 * MINUTE([.I11])"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29S" calcext:value-type="time">
            <text:p>00:04:29</text:p>
          </table:table-cell>
          <table:table-cell table:formula="of:=SECOND([.O11]) + 60 * MINUTE([.O11])" office:value-type="float" office:value="269" calcext:value-type="float">
            <text:p>26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00S" calcext:value-type="time">
            <text:p>00:04:00</text:p>
          </table:table-cell>
          <table:table-cell table:formula="of:=SECOND([.U11]) + 60 * MINUTE([.U11])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19S" calcext:value-type="time">
            <text:p>00:04:19</text:p>
          </table:table-cell>
          <table:table-cell table:formula="of:=SECOND([.AA11]) + 60 * MINUTE([.AA11])"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0H05M34S" calcext:value-type="time">
            <text:p>00:05:34</text:p>
          </table:table-cell>
          <table:table-cell table:formula="of:=SECOND([.C12]) + 60 * MINUTE([.C12])" office:value-type="float" office:value="334" calcext:value-type="float">
            <text:p>334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3M03S" calcext:value-type="time">
            <text:p>00:03:03</text:p>
          </table:table-cell>
          <table:table-cell table:formula="of:=SECOND([.I12]) + 60 * MINUTE([.I12])"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5M06S" calcext:value-type="time">
            <text:p>00:05:06</text:p>
          </table:table-cell>
          <table:table-cell table:formula="of:=SECOND([.O12]) + 60 * MINUTE([.O12])" office:value-type="float" office:value="306" calcext:value-type="float">
            <text:p>306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4M31S" calcext:value-type="time">
            <text:p>00:04:31</text:p>
          </table:table-cell>
          <table:table-cell table:formula="of:=SECOND([.U12]) + 60 * MINUTE([.U12])"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4M54S" calcext:value-type="time">
            <text:p>00:04:54</text:p>
          </table:table-cell>
          <table:table-cell table:formula="of:=SECOND([.AA12]) + 60 * MINUTE([.AA12])"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0H06M14S" calcext:value-type="time">
            <text:p>00:06:14</text:p>
          </table:table-cell>
          <table:table-cell table:formula="of:=SECOND([.C13]) + 60 * MINUTE([.C13])"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3M25S" calcext:value-type="time">
            <text:p>00:03:25</text:p>
          </table:table-cell>
          <table:table-cell table:formula="of:=SECOND([.I13]) + 60 * MINUTE([.I13])"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41S" calcext:value-type="time">
            <text:p>00:05:41</text:p>
          </table:table-cell>
          <table:table-cell table:formula="of:=SECOND([.O13]) + 60 * MINUTE([.O13])"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03S" calcext:value-type="time">
            <text:p>00:05:03</text:p>
          </table:table-cell>
          <table:table-cell table:formula="of:=SECOND([.U13]) + 60 * MINUTE([.U13])"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31S" calcext:value-type="time">
            <text:p>00:05:31</text:p>
          </table:table-cell>
          <table:table-cell table:formula="of:=SECOND([.AA13]) + 60 * MINUTE([.AA13])"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0H06M55S" calcext:value-type="time">
            <text:p>00:06:55</text:p>
          </table:table-cell>
          <table:table-cell table:formula="of:=SECOND([.C14]) + 60 * MINUTE([.C14])"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00H03M46S" calcext:value-type="time">
            <text:p>00:03:46</text:p>
          </table:table-cell>
          <table:table-cell table:formula="of:=SECOND([.I14]) + 60 * MINUTE([.I14])"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6M19S" calcext:value-type="time">
            <text:p>00:06:19</text:p>
          </table:table-cell>
          <table:table-cell table:formula="of:=SECOND([.O14]) + 60 * MINUTE([.O14])" office:value-type="float" office:value="379" calcext:value-type="float">
            <text:p>37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5M37S" calcext:value-type="time">
            <text:p>00:05:37</text:p>
          </table:table-cell>
          <table:table-cell table:formula="of:=SECOND([.U14]) + 60 * MINUTE([.U14])" office:value-type="float" office:value="337" calcext:value-type="float">
            <text:p>33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6M08S" calcext:value-type="time">
            <text:p>00:06:08</text:p>
          </table:table-cell>
          <table:table-cell table:formula="of:=SECOND([.AA14]) + 60 * MINUTE([.AA14])"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time" office:time-value="PT00H07M36S" calcext:value-type="time">
            <text:p>00:07:36</text:p>
          </table:table-cell>
          <table:table-cell table:formula="of:=SECOND([.C15]) + 60 * MINUTE([.C15])" office:value-type="float" office:value="456" calcext:value-type="float">
            <text:p>45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time" office:time-value="PT00H04M09S" calcext:value-type="time">
            <text:p>00:04:09</text:p>
          </table:table-cell>
          <table:table-cell table:formula="of:=SECOND([.I15]) + 60 * MINUTE([.I15])"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0H08M19S" calcext:value-type="time">
            <text:p>00:08:19</text:p>
          </table:table-cell>
          <table:table-cell table:formula="of:=SECOND([.C16]) + 60 * MINUTE([.C16])" office:value-type="float" office:value="499" calcext:value-type="float">
            <text:p>499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00H04M30S" calcext:value-type="time">
            <text:p>00:04:30</text:p>
          </table:table-cell>
          <table:table-cell table:formula="of:=SECOND([.I16]) + 60 * MINUTE([.I16])"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0H09M01S" calcext:value-type="time">
            <text:p>00:09:01</text:p>
          </table:table-cell>
          <table:table-cell table:formula="of:=SECOND([.C17]) + 60 * MINUTE([.C17])" office:value-type="float" office:value="541" calcext:value-type="float">
            <text:p>54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00H04M53S" calcext:value-type="time">
            <text:p>00:04:53</text:p>
          </table:table-cell>
          <table:table-cell table:formula="of:=SECOND([.I17]) + 60 * MINUTE([.I17])"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9M45S" calcext:value-type="time">
            <text:p>00:09:45</text:p>
          </table:table-cell>
          <table:table-cell table:formula="of:=SECOND([.C18]) + 60 * MINUTE([.C18])" office:value-type="float" office:value="585" calcext:value-type="float">
            <text:p>5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5M16S" calcext:value-type="time">
            <text:p>00:05:16</text:p>
          </table:table-cell>
          <table:table-cell table:formula="of:=SECOND([.I18]) + 60 * MINUTE([.I18])" office:value-type="float" office:value="316" calcext:value-type="float">
            <text:p>316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7" calcext:value-type="float">
            <text:p>17</text:p>
          </table:table-cell>
          <table:table-cell office:value-type="time" office:time-value="PT00H05M38S" calcext:value-type="time">
            <text:p>00:05:38</text:p>
          </table:table-cell>
          <table:table-cell table:formula="of:=SECOND([.I19]) + 60 * MINUTE([.I19])"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</table:table>
      <table:table table:name="1,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0M33S" calcext:value-type="time">
            <text:p>00:00:33</text:p>
          </table:table-cell>
          <table:table-cell table:formula="of:=SECOND([.C4]) + 60 * MINUTE([.C4])"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7S" calcext:value-type="time">
            <text:p>00:00:27</text:p>
          </table:table-cell>
          <table:table-cell table:formula="of:=SECOND([.I4]) + 60 * MINUTE([.I4])"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9S" calcext:value-type="time">
            <text:p>00:00:39</text:p>
          </table:table-cell>
          <table:table-cell table:formula="of:=SECOND([.O4]) + 60 * MINUTE([.O4])"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7S" calcext:value-type="time">
            <text:p>00:00:27</text:p>
          </table:table-cell>
          <table:table-cell table:formula="of:=SECOND([.U4]) + 60 * MINUTE([.U4])"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4S" calcext:value-type="time">
            <text:p>00:00:24</text:p>
          </table:table-cell>
          <table:table-cell table:formula="of:=SECOND([.AA4]) + 60 * MINUTE([.AA4])"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1M05S" calcext:value-type="time">
            <text:p>00:01:05</text:p>
          </table:table-cell>
          <table:table-cell table:formula="of:=SECOND([.C5]) + 60 * MINUTE([.C5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6S" calcext:value-type="time">
            <text:p>00:00:56</text:p>
          </table:table-cell>
          <table:table-cell table:formula="of:=SECOND([.I5]) + 60 * MINUTE([.I5])"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9S" calcext:value-type="time">
            <text:p>00:01:19</text:p>
          </table:table-cell>
          <table:table-cell table:formula="of:=SECOND([.O5]) + 60 * MINUTE([.O5])"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5S" calcext:value-type="time">
            <text:p>00:00:55</text:p>
          </table:table-cell>
          <table:table-cell table:formula="of:=SECOND([.U5]) + 60 * MINUTE([.U5])"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0S" calcext:value-type="time">
            <text:p>00:00:50</text:p>
          </table:table-cell>
          <table:table-cell table:formula="of:=SECOND([.AA5]) + 60 * MINUTE([.AA5])"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1M40S" calcext:value-type="time">
            <text:p>00:01:40</text:p>
          </table:table-cell>
          <table:table-cell table:formula="of:=SECOND([.C6]) + 60 * MINUTE([.C6])"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7S" calcext:value-type="time">
            <text:p>00:01:27</text:p>
          </table:table-cell>
          <table:table-cell table:formula="of:=SECOND([.I6]) + 60 * MINUTE([.I6])"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00S" calcext:value-type="time">
            <text:p>00:02:00</text:p>
          </table:table-cell>
          <table:table-cell table:formula="of:=SECOND([.O6]) + 60 * MINUTE([.O6])"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3S" calcext:value-type="time">
            <text:p>00:01:23</text:p>
          </table:table-cell>
          <table:table-cell table:formula="of:=SECOND([.U6]) + 60 * MINUTE([.U6])"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16S" calcext:value-type="time">
            <text:p>00:01:16</text:p>
          </table:table-cell>
          <table:table-cell table:formula="of:=SECOND([.AA6]) + 60 * MINUTE([.AA6])"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2M14S" calcext:value-type="time">
            <text:p>00:02:14</text:p>
          </table:table-cell>
          <table:table-cell table:formula="of:=SECOND([.C7]) + 60 * MINUTE([.C7])"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5S" calcext:value-type="time">
            <text:p>00:01:55</text:p>
          </table:table-cell>
          <table:table-cell table:formula="of:=SECOND([.I7]) + 60 * MINUTE([.I7])"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41S" calcext:value-type="time">
            <text:p>00:02:41</text:p>
          </table:table-cell>
          <table:table-cell table:formula="of:=SECOND([.O7]) + 60 * MINUTE([.O7])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1S" calcext:value-type="time">
            <text:p>00:01:51</text:p>
          </table:table-cell>
          <table:table-cell table:formula="of:=SECOND([.U7]) + 60 * MINUTE([.U7])"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41S" calcext:value-type="time">
            <text:p>00:01:41</text:p>
          </table:table-cell>
          <table:table-cell table:formula="of:=SECOND([.AA7]) + 60 * MINUTE([.AA7])"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0H02M50S" calcext:value-type="time">
            <text:p>00:02:50</text:p>
          </table:table-cell>
          <table:table-cell table:formula="of:=SECOND([.C8]) + 60 * MINUTE([.C8])"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7S" calcext:value-type="time">
            <text:p>00:02:27</text:p>
          </table:table-cell>
          <table:table-cell table:formula="of:=SECOND([.I8]) + 60 * MINUTE([.I8])"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time" office:time-value="PT00H03M25S" calcext:value-type="time">
            <text:p>00:03:25</text:p>
          </table:table-cell>
          <table:table-cell table:formula="of:=SECOND([.O8]) + 60 * MINUTE([.O8])"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1S" calcext:value-type="time">
            <text:p>00:02:21</text:p>
          </table:table-cell>
          <table:table-cell table:formula="of:=SECOND([.U8]) + 60 * MINUTE([.U8])"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07S" calcext:value-type="time">
            <text:p>00:02:07</text:p>
          </table:table-cell>
          <table:table-cell table:formula="of:=SECOND([.AA8]) + 60 * MINUTE([.AA8])"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0H03M26S" calcext:value-type="time">
            <text:p>00:03:26</text:p>
          </table:table-cell>
          <table:table-cell table:formula="of:=SECOND([.C9]) + 60 * MINUTE([.C9])"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57S" calcext:value-type="time">
            <text:p>00:02:57</text:p>
          </table:table-cell>
          <table:table-cell table:formula="of:=SECOND([.I9]) + 60 * MINUTE([.I9])"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table:number-columns-repeated="23"/>
        </table:table-row>
        <table:table-row table:style-name="ro1" table:number-rows-repeated="5">
          <table:table-cell table:number-columns-repeated="32"/>
          <table:table-cell table:style-name="ce5"/>
          <table:table-cell table:style-name="ce6"/>
        </table:table-row>
        <table:table-row table:style-name="ro1">
          <table:table-cell table:number-columns-repeated="14"/>
          <table:table-cell table:style-name="Default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</table:table>
      <table:table table:name="0,7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1M25S" calcext:value-type="time">
            <text:p>00:01:25</text:p>
          </table:table-cell>
          <table:table-cell table:formula="of:=SECOND([.C4]) + 60 * MINUTE([.C4])"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43S" calcext:value-type="time">
            <text:p>00:00:43</text:p>
          </table:table-cell>
          <table:table-cell table:formula="of:=SECOND([.I4]) + 60 * MINUTE([.I4])"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53S" calcext:value-type="time">
            <text:p>00:00:53</text:p>
          </table:table-cell>
          <table:table-cell table:formula="of:=SECOND([.O4]) + 60 * MINUTE([.O4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7S" calcext:value-type="time">
            <text:p>00:00:37</text:p>
          </table:table-cell>
          <table:table-cell table:formula="of:=SECOND([.U4]) + 60 * MINUTE([.U4])"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1S" calcext:value-type="time">
            <text:p>00:00:31</text:p>
          </table:table-cell>
          <table:table-cell table:formula="of:=SECOND([.AA4]) + 60 * MINUTE([.AA4])" office:value-type="float" office:value="31" calcext:value-type="float">
            <text:p>3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2M51S" calcext:value-type="time">
            <text:p>00:02:51</text:p>
          </table:table-cell>
          <table:table-cell table:formula="of:=SECOND([.C5]) + 60 * MINUTE([.C5])"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23S" calcext:value-type="time">
            <text:p>00:01:23</text:p>
          </table:table-cell>
          <table:table-cell table:formula="of:=SECOND([.I5]) + 60 * MINUTE([.I5])"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46S" calcext:value-type="time">
            <text:p>00:01:46</text:p>
          </table:table-cell>
          <table:table-cell table:formula="of:=SECOND([.O5]) + 60 * MINUTE([.O5])"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5S" calcext:value-type="time">
            <text:p>00:01:15</text:p>
          </table:table-cell>
          <table:table-cell table:formula="of:=SECOND([.U5]) + 60 * MINUTE([.U5])"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4S" calcext:value-type="time">
            <text:p>00:01:04</text:p>
          </table:table-cell>
          <table:table-cell table:formula="of:=SECOND([.AA5]) + 60 * MINUTE([.AA5])"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4M22S" calcext:value-type="time">
            <text:p>00:04:22</text:p>
          </table:table-cell>
          <table:table-cell table:formula="of:=SECOND([.C6]) + 60 * MINUTE([.C6])" office:value-type="float" office:value="262" calcext:value-type="float">
            <text:p>26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07S" calcext:value-type="time">
            <text:p>00:02:07</text:p>
          </table:table-cell>
          <table:table-cell table:formula="of:=SECOND([.I6]) + 60 * MINUTE([.I6])"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43S" calcext:value-type="time">
            <text:p>00:02:43</text:p>
          </table:table-cell>
          <table:table-cell table:formula="of:=SECOND([.O6]) + 60 * MINUTE([.O6])"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56S" calcext:value-type="time">
            <text:p>00:01:56</text:p>
          </table:table-cell>
          <table:table-cell table:formula="of:=SECOND([.U6]) + 60 * MINUTE([.U6])"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6S" calcext:value-type="time">
            <text:p>00:01:36</text:p>
          </table:table-cell>
          <table:table-cell table:formula="of:=SECOND([.AA6]) + 60 * MINUTE([.AA6])"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5M57S" calcext:value-type="time">
            <text:p>00:05:57</text:p>
          </table:table-cell>
          <table:table-cell table:formula="of:=SECOND([.C7]) + 60 * MINUTE([.C7])" office:value-type="float" office:value="357" calcext:value-type="float">
            <text:p>35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50S" calcext:value-type="time">
            <text:p>00:02:50</text:p>
          </table:table-cell>
          <table:table-cell table:formula="of:=SECOND([.I7]) + 60 * MINUTE([.I7])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3M40S" calcext:value-type="time">
            <text:p>00:03:40</text:p>
          </table:table-cell>
          <table:table-cell table:formula="of:=SECOND([.O7]) + 60 * MINUTE([.O7])"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35S" calcext:value-type="time">
            <text:p>00:02:35</text:p>
          </table:table-cell>
          <table:table-cell table:formula="of:=SECOND([.U7]) + 60 * MINUTE([.U7])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09S" calcext:value-type="time">
            <text:p>00:02:09</text:p>
          </table:table-cell>
          <table:table-cell table:formula="of:=SECOND([.AA7]) + 60 * MINUTE([.AA7])"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time" office:time-value="PT00H03M36S" calcext:value-type="time">
            <text:p>00:03:36</text:p>
          </table:table-cell>
          <table:table-cell table:formula="of:=SECOND([.I8]) + 60 * MINUTE([.I8])"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time" office:time-value="PT00H04M41S" calcext:value-type="time">
            <text:p>00:04:41</text:p>
          </table:table-cell>
          <table:table-cell table:formula="of:=SECOND([.O8]) + 60 * MINUTE([.O8])" office:value-type="float" office:value="281" calcext:value-type="float">
            <text:p>28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3M18S" calcext:value-type="time">
            <text:p>00:03:18</text:p>
          </table:table-cell>
          <table:table-cell table:formula="of:=SECOND([.U8]) + 60 * MINUTE([.U8])"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43S" calcext:value-type="time">
            <text:p>00:02:43</text:p>
          </table:table-cell>
          <table:table-cell table:formula="of:=SECOND([.AA8]) + 60 * MINUTE([.AA8])"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time" office:time-value="PT00H04M22S" calcext:value-type="time">
            <text:p>00:04:22</text:p>
          </table:table-cell>
          <table:table-cell table:formula="of:=SECOND([.I9]) + 60 * MINUTE([.I9])" office:value-type="float" office:value="262" calcext:value-type="float">
            <text:p>262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09:35:17.965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09:45:28.537000000</dc:date>
    <meta:editing-duration>PT4H35M12S</meta:editing-duration>
    <meta:editing-cycles>8</meta:editing-cycles>
    <meta:generator>LibreOffice/7.2.1.2$Windows_X86_64 LibreOffice_project/87b77fad49947c1441b67c559c339af8f3517e22</meta:generator>
    <meta:document-statistic meta:table-count="3" meta:cell-count="654" meta:object-count="0"/>
  </office:meta>
</office:document-meta>
</file>